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Corps_20_de_20_texte.Paragraph" style:list-style-name="L22">
      <style:paragraph-properties fo:margin-left="1.251cm" fo:margin-right="0cm" fo:text-indent="0cm" style:auto-text-indent="fals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Heading_20_3" style:master-page-name="">
      <style:paragraph-properties style:page-number="auto" fo:break-before="page"/>
    </style:style>
    <style:style style:name="P84" style:family="paragraph" style:parent-style-name="Heading_20_2" style:master-page-name="">
      <style:paragraph-properties style:page-number="auto" fo:break-before="page"/>
    </style:style>
    <style:style style:name="P85" style:family="paragraph" style:parent-style-name="hlp_5f_list_5f_dot" style:list-style-name="hlp_5f_list_5f_dot"/>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ywoo-0.99.0.oxt&#13;Update file created : pywoo.update.xml&#13;&#13;16.10.2022 13:07:1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oo-A-0.99.0.oxt&#13;Update file created : pywoo-A.update.xml&#13;&#13;30.12.2021 13:54:2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oo2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735261249043432350"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662328702304100696" text:style-name="L2">
        <text:list-item>
          <text:p text:style-name="P44">Version 2.1.2 :</text:p>
        </text:list-item>
      </text:list>
      <text:list xml:id="list3930650362740799518" text:style-name="L3">
        <text:list-item>
          <text:list>
            <text:list-item>
              <text:p text:style-name="P45">Localized help : resolved non-functional hyperlink due to API incompatibility introduced by Apache OpenOffice 4.1 (and LibreOffice 4.0).</text:p>
            </text:list-item>
          </text:list>
        </text:list-item>
      </text:list>
      <text:list xml:id="list34629040" text:continue-list="list3662328702304100696" text:style-name="L2">
        <text:list-item>
          <text:p text:style-name="P44">Version 2.1.1 :</text:p>
        </text:list-item>
      </text:list>
      <text:list xml:id="list7046829505942061011"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34630970" text:continue-list="list34629040" text:style-name="L2">
        <text:list-item>
          <text:p text:style-name="P44">Version 2.1.0 :</text:p>
        </text:list-item>
      </text:list>
      <text:list xml:id="list4600242205067825665"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34625571" text:continue-list="list34630970" text:style-name="L2">
        <text:list-item>
          <text:p text:style-name="P44">Version 2.0.0 :</text:p>
        </text:list-item>
      </text:list>
      <text:list xml:id="list8329488259102870357"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34639372" text:continue-list="list34625571" text:style-name="L2">
        <text:list-item>
          <text:p text:style-name="P44">Version 1.5.3 :</text:p>
        </text:list-item>
      </text:list>
      <text:list xml:id="list3417398623454185635"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624687267630316001"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2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9" svg:width="14.001cm" svg:height="4.001cm" svg:x="0.4cm" svg:y="0.459cm" draw:control="control16"/></text:p>
      <text:p text:style-name="Frame_20_contents"/>
     </draw:text-box>
    </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660023317976531662"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0613279012422205"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607568069545873708"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667293889657886159"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254531688584142658"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2043783669182586696"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067323348214247832"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361016173428678254"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450401178447534009" text:style-name="L17">
        <text:list-item>
          <text:p text:style-name="P59">Arg1 : <text:span text:style-name="InstructionMacro">String</text:span> : mandatory, type of control used for the button</text:p>
        </text:list-item>
      </text:list>
      <text:list xml:id="list5751075081267820636"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891408148897340235"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18879889562692624"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1448018502235497"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528908408068022360"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917843778301907284"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645779167033894901"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783969814038707342"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778070776081274338"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015720037124436833"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08287501439557553"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11624323855954249"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481988151855302981"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533438279634775857"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825118959128788808"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565142639327955601"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063662313380243434"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oo2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Export to yw7</text:p>
      <text:p text:style-name="tooltipText"/>
      <text:p text:style-name="tooltipLang"><text:bookmark-start text:name="__RefHeading__44467_325084090"/>Tooltip de<text:bookmark-end text:name="__RefHeading__44467_325084090"/></text:p>
      <text:p text:style-name="descrText">Export zu yw7</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Export to a yw7 project.</text:p>
      <text:p text:style-name="P39"><text:soft-page-break/>- Export rewritable documents generated from yw7.<text:line-break/>- Generate a new yw7 file from a work in progress or an outline.<text:line-break/><text:line-break/>A Python 3.6+ installation is required.</text:p>
      <text:p text:style-name="descrLang"><text:bookmark-start text:name="__RefHeading__78156_325084090"/>Description de<text:bookmark-end text:name="__RefHeading__78156_325084090"/></text:p>
      <text:p text:style-name="descrText">In ein yw7-Projekt exportieren:</text:p>
      <text:p text:style-name="descrText">- Zurückschreibbare Dokumente exportieren, die aus yw7 generiert wurden.<text:line-break/>- Eine neue yw7-Datei aus einem Text (work in progress) oder einer Dokumentenstruktur (outline) erzeugen.<text:line-break/><text:line-break/>Python 3.6+ muss installiert sei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750629915916941612"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2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2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10865305943959763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09833486708510259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06856799186899579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462528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79398759974652921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741565691857048567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73211015301276038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77</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8</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8</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8</dc:date>
     <text:p>internal</text:p>
     <text:p>Page2</text:p>
     <text:p/>
    </office:annotation>Paragraph styles</text:p>
      <text:p text:style-name="P28"><office:annotation>
     <dc:creator>BM</dc:creator>
     <dc:date>2008-03-13T00:00:00.78</dc:date>
     <text:p>internal</text:p>
     <text:p>Page7</text:p>
     <text:p/>
    </office:annotation>Hyperlinks</text:p>
      <text:p text:style-name="hlp_5f_paragraph"><text:span text:style-name="T14"><office:annotation>
      <dc:creator>BM</dc:creator>
      <dc:date>2008-03-13T00:00:00.78</dc:date>
      <text:p>internal</text:p>
      <text:p>Page3</text:p>
      <text:p/>
     </office:annotation></text:span><text:span text:style-name="T14">Text formatting</text:span></text:p>
      <text:p text:style-name="P28"><office:annotation>
     <dc:creator>BM</dc:creator>
     <dc:date>2008-03-26T00:00:00.78</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9</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9</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9</dc:date>
     <text:p>external</text:p>
     <text:p>text/swriter/main0210.xhp</text:p>
     <text:p/>
    </office:annotation><text:span text:style-name="T14">Preview topic</text:span> </text:p>
      <text:p text:style-name="hlp_5f_paragraph">This hyperlink displays <text:s/><office:annotation>
     <dc:creator>BM</dc:creator>
     <dc:date>2008-03-15T00:00:00.79</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4640277" text:continue-list="list110865305943959763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4628809" text:continue-list="list3462528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0</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80</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81</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34626772" text:continue-list="list3464027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2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Export</text:p>
      <text:p text:style-name="hlp_5f_head1">The pywoo extension for LibreOffice: Export yWriter 7 projects with Python</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4631987" text:continue-list="list34628809"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4638413"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5"><text:span text:style-name="hlp_5f_emph">* * *</text:span> <text:s/>--&gt; <text:s/>Scene divider (unless there is a heading).</text:p>
        </text:list-item>
        <text:list-item>
          <text:p text:style-name="P85">All other text is considered to be scene content.</text:p>
        </text:list-item>
      </text:list>
      <text:p text:style-name="hlp_5f_head5">Formatting an outline:</text:p>
      <text:p text:style-name="hlp_5f_paragraph">An outline has at least one third level heading.</text:p>
      <text:list xml:id="list34642273"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2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59" meta:word-count="13582" meta:character-count="83966"/>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2yw7", "0.99.0") 

  setExtensionDescription("en, de")
  setDisplayName("en", "oo2yw7 - yw7 export for OpenOffice.")
  setDisplayName("de", "oo2yw7 - yw7-Export für OpenOffice.")
  setTooltip("en, de", "en") ' deprecated ! starting from 3.1,use instead setExtensionDescription
  
  setPublisherName("en", "Peter Triesberger", "https://github.com/peter88213")
  setLicense("en")

  beginUpdateInformation("direct", "direct") 
	setUpdateSource("https://raw.githubusercontent.com/peter88213/oo2yw7/main/", "https://raw.githubusercontent.com/peter88213/oo2yw7/main/dist/")
  endUpdateInformation
  setHelp("en") ' should be after setDisplayName instructions  
endDescription  

beginAnnexes 
  useLibrary("Basic", "oo2yw7/")
endAnnexes

beginAddonUI

  beginOfficeHelp
	   beginTitles
	  	setTitle("Export to yw7 Help", "en")
    	setTitle("Export zu yw7 Hilfe", "de")
      endTitles
      setURL("Basic", "oo2yw7", "help", "show_help")
  endOfficeHelp

  beginOfficeMenuBarMerging  
    beginMergeInstruction("StartModule, Writer, Calc")
      setMergePoint(".uno:PickList\.uno:Save", "AddBefore", "Ignore")
      beginMergeItems
        addSeparator
		beginCommand
            beginTitles("Writer, Calc")
		 	    setTitle("Export to yWriter", "en")
		        setTitle("Zu yWriter exportieren", "de")
            endTitles
            setURL("Basic", "oo2yw7", "SaveYw", "export_yw")
		endCommand
        addSeparator
      endMergeItems
    endMergeInstruction      
    beginMergeInstruction("Writer")
      	setMergePoint(".uno:FormatMenu\.uno:PageDialog", "AddAfter", "AddLast") 
      	beginMergeItems
        	addSeparator
			beginCommand
	            beginTitles
			 	    setTitle("Replace scene dividers with blank lines", "en")
			        setTitle("Abschnittstrenner durch Leerzeilen ersetzen", "de")
	            endTitles
	    			setURL("Basic", "oo2yw7", "yFormat", "to_blank_lines")
			endCommand
			beginCommand
	            beginTitles
			 	    setTitle("Indent paragraphs that start with '&gt; '", "en")
			        setTitle("Absätze einrücken, die mit '&gt; ' beginnen", "de")
	            endTitles
	    			setURL("Basic", "oo2yw7", "yFormat", "indent")
			endCommand
			beginCommand
	            beginTitles
			 	    setTitle("Replace list strokes with bullets", "en")
			        setTitle("Aufzählungsstriche ersetzen", "de")
	            endTitles
	    			setURL("Basic", "oo2yw7", "yFormat", "bullets")
			endCommand  
        	addSeparator
      	endMergeItems      
    endMergeInstruction
  endOfficeMenuBarMerging

  beginAddonMenu
    beginMenu
      beginTitles
	    setTitle("yw7 Export")
      endTitles
      beginMenuItems   
		beginCommand
            beginTitles("Writer, Calc")
		 	    setTitle("Export to yWriter", "en")
		        setTitle("Zu yWriter exportieren", "de")
            endTitles
            setURL("Basic", "oo2yw7", "SaveYw", "export_yw")
		endCommand
       	addSeparator
		beginCommand
            beginTitles
		 	    setTitle("Help", "en")
	        	setTitle("Hilfe", "de")
            endTitles
            setURL("Basic", "oo2yw7", "help", "show_help")
		endCommand
       	addSeparator
		beginCommand
            beginTitles
		 	    setTitle("Replace scene dividers with blank lines", "en")
		        setTitle("Abschnittstrenner durch Leerzeilen ersetzen", "de")
            endTitles
    			setURL("Basic", "oo2yw7", "yFormat", "to_blank_lines")
		endCommand
		beginCommand
            beginTitles
		 	    setTitle("Indent paragraphs that start with '&gt; '", "en")
		        setTitle("Absätze einrücken, die mit '&gt; ' beginnen", "de")
            endTitles
    			setURL("Basic", "oo2yw7", "yFormat", "indent")
		endCommand
		beginCommand
            beginTitles
		 	    setTitle("Replace list strokes with bullets", "en")
		        setTitle("Aufzählungsstriche ersetzen", "de")
            endTitles
    			setURL("Basic", "oo2yw7", "yFormat", "bullet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